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1.329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lef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igh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righ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 cluster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using files in kicad/thumb-cluster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stick Breakou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thumbstick-breakout/gerber_to_order my FFC version or <text:a xlink:href="https://github.com/dbenoy/thumbstick-breakout" xlink:type="simple">https://github.com/dbenoy/thumbstick-breakout</text:a> for hand wi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MW3389 Motion Sensor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<text:a xlink:href="https://www.tindie.com/products/citizenjoe/pmw3389-motion-sensor/" xlink:type="simple">https://www.tindie.com/products/citizenjoe/pmw3389-motion-sensor/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/4-20 8mm OD 6mm height Knurled Insert Nu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camera mounts https://www.aliexpress.com/item/1005005225137961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mallrig clamp and ball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.au/SmallRig-Ballhead-Multi-Function-Adapter-Ronin-M/dp/B08C2W7SK6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M3*6*4.2 knurled insert nuts + m3*6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mou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2*3*3.5 knurled insert nut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2*5 scr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2*6 scr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N4148 SOD-123 Diodes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5 pin FFC connector Amphenol IIC 59453-05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 <text:a xlink:href="https://www.digikey.com.au/en/products/detail/amphenol-cs-fci/59453-051110ECHLF/4272135" xlink:type="simple">https://www.digikey.com.au/en/products/detail/amphenol-cs-fci/59453-051110ECHLF/4272135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 pin FFC cabl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 pin FFC connector Amphenol IIC 59453-081110EDH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text:a xlink:href="https://www.digikey.com.au/en/products/detail/amphenol-cs-fci/59453-081110EDHLF/4272146" xlink:type="simple">https://www.digikey.com.au/en/products/detail/amphenol-cs-fci/59453-081110EDHLF/4272146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 pin FFC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 pin FFC connector Amphenol IIC 59453-12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 <text:a xlink:href="https://www.digikey.com.au/en/products/detail/amphenol-cs-fci/59453-121110ECHLF/4272151" xlink:type="simple">https://www.digikey.com.au/en/products/detail/amphenol-cs-fci/59453-121110ECHLF/4272151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 pin FFC cabl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P2040-Zero controller with headers 2.5mm height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irque 40mm Trackpads TM040040-2024-302 flat overlay</text:p>
          </table:table-cell>
          <table:table-cell office:value-type="string" calcext:value-type="string">
            <text:p>0-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KRHADE010 5-way switc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liexpress.com/item/1005008022179292.html" xlink:type="simple">https://www.aliexpress.com/item/1005008022179292.html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SB-C to USB-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halv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SB-C to USB-A/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to pc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uper glue and toothpicks for joystick stem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X-Ring of thickness 1.78mm and inner diameter 6.75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6039394059.htm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mm trackball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https://www.amazon.com.au/Perixx-PERIPRO-303GR-Trackball-Glossy-Compatible/dp/B071NX7Y2J?th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mm Si3N4 static bearings</text:p>
          </table:table-cell>
          <table:table-cell office:value-type="string" calcext:value-type="string">
            <text:p>3 per trackball</text:p>
          </table:table-cell>
          <table:table-cell office:value-type="string" calcext:value-type="string">
            <text:p>https://www.aliexpress.com/item/1005007489758993.html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21:23:10.940002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15:52.013624361</meta:creation-date>
    <meta:generator>LibreOffice/24.2.7.2$Linux_X86_64 LibreOffice_project/420$Build-2</meta:generator>
    <dc:date>2024-12-25T22:19:59.574289476</dc:date>
    <meta:editing-duration>P5DT18H7M54S</meta:editing-duration>
    <meta:editing-cycles>24</meta:editing-cycles>
    <meta:document-statistic meta:table-count="1" meta:cell-count="83" meta:object-count="0"/>
  </office:meta>
</office:document-meta>
</file>